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3D00000033F00CBC8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3cm" svg:stroke-color="#008000" draw:marker-start-width="0.65cm" draw:marker-end="Arrow" draw:marker-end-width="1.15cm" draw:fill="none" draw:textarea-vertical-align="middle" fo:padding-top="0.275cm" fo:padding-bottom="0.275cm" fo:padding-left="0.4cm" fo:padding-right="0.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6cm" svg:height="1.818cm" svg:x="1.6cm" svg:y="6.7cm">
          <draw:image xlink:href="Pictures/100000000000033D00000033F00CBC81.png" xlink:type="simple" xlink:show="embed" xlink:actuate="onLoad">
            <text:p/>
          </draw:image>
        </draw:frame>
        <draw:line draw:style-name="gr2" draw:text-style-name="P1" draw:layer="layout" svg:x1="2.3cm" svg:y1="5.3cm" svg:x2="28cm" svg:y2="5.5cm">
          <text:p/>
        </draw:line>
        <draw:line draw:style-name="gr2" draw:text-style-name="P1" draw:layer="layout" svg:x1="27.9cm" svg:y1="10.1cm" svg:x2="2cm" svg:y2="10cm">
          <text:p/>
        </draw:line>
        <draw:frame draw:style-name="gr3" draw:layer="layout" svg:width="10.082cm" svg:height="0.963cm" svg:x="10.2cm" svg:y="3.837cm">
          <draw:text-box>
            <text:p>authentic wholistic slow expensive</text:p>
          </draw:text-box>
        </draw:frame>
        <draw:frame draw:style-name="gr4" draw:layer="layout" svg:width="7.436cm" svg:height="0.963cm" svg:x="11.4cm" svg:y="10.4cm">
          <draw:text-box>
            <text:p>fast precise inexpensive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7T12:51:14.96</meta:creation-date>
    <dc:date>2017-07-30T13:03:23.78</dc:date>
    <meta:editing-duration>PT1H23M57S</meta:editing-duration>
    <meta:editing-cycles>2</meta:editing-cycles>
    <meta:generator>OpenOffice/4.1.2$Win32 OpenOffice.org_project/412m3$Build-9782</meta:generator>
    <meta:document-statistic meta:object-count="5"/>
  </office:meta>
</office:document-meta>
</file>